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9db" officeooo:paragraph-rsid="001869db"/>
    </style:style>
    <style:style style:name="P2" style:family="paragraph" style:parent-style-name="Standard">
      <style:text-properties officeooo:rsid="0019de44" officeooo:paragraph-rsid="0019de44"/>
    </style:style>
    <style:style style:name="P3" style:family="paragraph" style:parent-style-name="Standard">
      <style:text-properties officeooo:rsid="001d1ff3" officeooo:paragraph-rsid="001d1ff3"/>
    </style:style>
    <style:style style:name="P4" style:family="paragraph" style:parent-style-name="Standard">
      <style:text-properties officeooo:rsid="001d1ff3" officeooo:paragraph-rsid="002cb3e4"/>
    </style:style>
    <style:style style:name="P5" style:family="paragraph" style:parent-style-name="Standard">
      <style:text-properties officeooo:rsid="00219009" officeooo:paragraph-rsid="00219009"/>
    </style:style>
    <style:style style:name="P6" style:family="paragraph" style:parent-style-name="Standard">
      <style:text-properties officeooo:rsid="00219009" officeooo:paragraph-rsid="002fda47"/>
    </style:style>
    <style:style style:name="P7" style:family="paragraph" style:parent-style-name="Standard">
      <style:text-properties officeooo:rsid="0022f50b" officeooo:paragraph-rsid="0022f50b"/>
    </style:style>
    <style:style style:name="P8" style:family="paragraph" style:parent-style-name="Standard">
      <style:text-properties officeooo:rsid="0022f50b" officeooo:paragraph-rsid="002fda47"/>
    </style:style>
    <style:style style:name="P9" style:family="paragraph" style:parent-style-name="Standard">
      <style:text-properties officeooo:rsid="00298b30" officeooo:paragraph-rsid="00298b30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869db" officeooo:paragraph-rsid="001869d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de44" officeooo:paragraph-rsid="0019de4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2f50b" officeooo:paragraph-rsid="002fda4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19009" officeooo:paragraph-rsid="00219009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9de44" officeooo:paragraph-rsid="0019de44" style:font-weight-asian="normal" style:font-weight-complex="normal"/>
    </style:style>
    <style:style style:name="P15" style:family="paragraph" style:parent-style-name="Standard">
      <style:text-properties officeooo:paragraph-rsid="0019de44"/>
    </style:style>
    <style:style style:name="T1" style:family="text">
      <style:text-properties officeooo:rsid="001e86b1"/>
    </style:style>
    <style:style style:name="T2" style:family="text">
      <style:text-properties officeooo:rsid="001ec381"/>
    </style:style>
    <style:style style:name="T3" style:family="text">
      <style:text-properties officeooo:rsid="001f4725"/>
    </style:style>
    <style:style style:name="T4" style:family="text">
      <style:text-properties officeooo:rsid="00219009"/>
    </style:style>
    <style:style style:name="T5" style:family="text">
      <style:text-properties officeooo:rsid="00233b06"/>
    </style:style>
    <style:style style:name="T6" style:family="text">
      <style:text-properties officeooo:rsid="002340c8"/>
    </style:style>
    <style:style style:name="T7" style:family="text">
      <style:text-properties officeooo:rsid="0023af94"/>
    </style:style>
    <style:style style:name="T8" style:family="text">
      <style:text-properties officeooo:rsid="002542ce"/>
    </style:style>
    <style:style style:name="T9" style:family="text">
      <style:text-properties officeooo:rsid="0025c870"/>
    </style:style>
    <style:style style:name="T10" style:family="text">
      <style:text-properties officeooo:rsid="00298b30"/>
    </style:style>
    <style:style style:name="T11" style:family="text">
      <style:text-properties officeooo:rsid="002a1f9e"/>
    </style:style>
    <style:style style:name="T12" style:family="text">
      <style:text-properties officeooo:rsid="002b2dd4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b2dd4" style:font-weight-asian="normal" style:font-weight-complex="normal"/>
    </style:style>
    <style:style style:name="T15" style:family="text">
      <style:text-properties style:text-underline-style="none" fo:font-weight="normal" officeooo:rsid="002dc7dd" style:font-weight-asian="normal" style:font-weight-complex="normal"/>
    </style:style>
    <style:style style:name="T16" style:family="text">
      <style:text-properties style:text-underline-style="none" fo:font-weight="normal" officeooo:rsid="0019de44" style:font-weight-asian="normal" style:font-weight-complex="normal"/>
    </style:style>
    <style:style style:name="T17" style:family="text">
      <style:text-properties style:text-underline-style="none" fo:font-weight="normal" officeooo:rsid="0033808c" style:font-weight-asian="normal" style:font-weight-complex="normal"/>
    </style:style>
    <style:style style:name="T18" style:family="text">
      <style:text-properties officeooo:rsid="002c5de0"/>
    </style:style>
    <style:style style:name="T19" style:family="text">
      <style:text-properties officeooo:rsid="002cb3e4"/>
    </style:style>
    <style:style style:name="T20" style:family="text">
      <style:text-properties officeooo:rsid="00321633"/>
    </style:style>
    <style:style style:name="T21" style:family="text">
      <style:text-properties officeooo:rsid="003359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tion guide CellGPU on ubuntu:</text:p>
      <text:p text:style-name="P1"/>
      <text:p text:style-name="P10">CGAL (<text:span text:style-name="T20">latest version</text:span>):</text:p>
      <text:p text:style-name="P1"/>
      <text:p text:style-name="P1">- sudo apt-get install libcgal-dev</text:p>
      <text:p text:style-name="P1"/>
      <text:p text:style-name="P11">NetCDF-4 C++ (<text:span text:style-name="T11">latest version</text:span>):</text:p>
      <text:p text:style-name="P2"/>
      <text:p text:style-name="P3">- Intall NetCDF-4 C first: sudo apt-get install libnetcdf-dev</text:p>
      <text:p text:style-name="P3"/>
      <text:p text:style-name="P4">-<text:span text:style-name="T18">Install netcdf c++ legacy version using: </text:span><text:span text:style-name="Source_20_Text"><text:span text:style-name="T18">sudo apt install libnetcdf-cxx-legacy-dev</text:span></text:span></text:p>
      <text:p text:style-name="P2"/>
      <text:p text:style-name="P11">Eighen (<text:span text:style-name="T10">latest version</text:span>):</text:p>
      <text:p text:style-name="P2"/>
      <text:p text:style-name="P2">-<text:span text:style-name="T10">Download from: </text:span><text:a xlink:type="simple" xlink:href="http://eigen.tuxfamily.org/index.php?title=Main_Page#Download" text:style-name="Internet_20_link" text:visited-style-name="Visited_20_Internet_20_Link"><text:span text:style-name="T10">http://eigen.tuxfamily.org/index.php?title=Main_Page#Download</text:span></text:a></text:p>
      <text:p text:style-name="P2"/>
      <text:p text:style-name="P9">-Extract and use as headers</text:p>
      <text:p text:style-name="P2"/>
      <text:p text:style-name="P11">CUDA (<text:span text:style-name="T21">latest version</text:span>):</text:p>
      <text:p text:style-name="P11"/>
      <text:p text:style-name="P15"><text:span text:style-name="T15">-</text:span><text:span text:style-name="T17">sudo apt-get install nvidia-cuda-toolk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5:14:38.052871708</meta:creation-date>
    <dc:date>2020-03-11T13:33:18.993422396</dc:date>
    <meta:editing-duration>PT4H54M8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4" meta:character-count="457" meta:non-whitespace-character-count="414"/>
  </office:meta>
</office:document-meta>
</file>